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WFACT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3"/>
          <table:table-cell>
            <draw:frame table:end-cell-address="Sheet1.Q17" table:end-x="0.4563in" table:end-y="0.1665in" draw:z-index="0" draw:name="Chart 1" draw:style-name="gr1" svg:width="5.0213in" svg:height="2.8039in" svg:x="0.1232in" svg:y="0.0843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style-name="Default" office:value-type="float" office:value="62">
            <text:p>62</text:p>
          </table:table-cell>
          <table:table-cell office:value-type="float" office:value="63">
            <text:p>63</text:p>
          </table:table-cell>
          <table:table-cell table:formula="of:=AVERAGE([.B5:.E5])"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table:style-name="Default"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AVERAGE([.B6:.E6])" office:value-type="float" office:value="44.75">
            <text:p>44.7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formula="of:=AVERAGE([.B7:.E7])" office:value-type="float" office:value="32.75">
            <text:p>32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table:formula="of:=AVERAGE([.B8:.E8])"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style-name="Default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AVERAGE([.B9:.E9])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AVERAGE([.B10:.E10])" office:value-type="float" office:value="18.25">
            <text:p>18.2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style-name="Default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AVERAGE([.B11:.E11])" office:value-type="float" office:value="17.25">
            <text:p>17.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Default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AVERAGE([.B12:.E12])" office:value-type="float" office:value="14.25">
            <text:p>14.2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13:.E13])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B14:.E14])" office:value-type="float" office:value="13.5">
            <text:p>13.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33" table:end-x="0.4772in" table:end-y="0.1142in" draw:z-index="1" draw:name="Chart 2" draw:style-name="gr1" svg:width="5.0213in" svg:height="2.8039in" svg:x="0.1441in" svg:y="0.0319in">
              <draw:object draw:notify-on-update-of-ranges="Sheet1.F3:Sheet1.F3 Sheet1.F4:Sheet1.F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39:47.08</dc:date>
    <meta:generator>OpenOffice.org/3.3$Win32 OpenOffice.org_project/330m20$Build-9567</meta:generator>
    <meta:editing-duration>PT5M22S</meta:editing-duration>
    <meta:editing-cycles>3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legend chart:legend-position="end" svg:x="10.808cm" svg:y="2.816cm" chart:style-name="ch2"/>
        <chart:plot-area chart:style-name="ch3" table:cell-range-address="Sheet1.A4:Sheet1.C14 Sheet1.A3:Sheet1.C3 Sheet1.F3:Sheet1.F14" chart:data-source-has-labels="both" svg:x="0.705cm" svg:y="0.703cm" svg:width="9.593cm" svg:height="5.858cm">
          <chartooo:coordinate-region svg:x="1.512cm" svg:y="0.902cm" svg:width="8.599cm" svg:height="5.012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title svg:x="5.178cm" svg:y="0.277cm" chart:style-name="ch2">
          <text:p>Average</text:p>
        </chart:title>
        <chart:legend chart:legend-position="end" svg:x="10.808cm" svg:y="3.266cm" chart:style-name="ch3"/>
        <chart:plot-area chart:style-name="ch4" table:cell-range-address="Sheet1.F3:Sheet1.F14" chart:data-source-has-labels="row" svg:x="0.705cm" svg:y="1.854cm" svg:width="9.593cm" svg:height="4.707cm">
          <chartooo:coordinate-region svg:x="1.326cm" svg:y="2.053cm" svg:width="8.785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14" chart:label-cell-address="Sheet1.F3:Sheet1.F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